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losseum YG Master Clas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Colosseu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ially designed for DARPA SC</text:p>
              </text:list-item>
              <text:list-item>
                <text:p>YG Notes: <text:a xlink:href="https://github.com/colosseum-wiot/colosseum-school-2022" xlink:type="simple">Link-to-github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kfl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wnload base image container</text:p>
              </text:list-item>
              <text:list-item>
                <text:p>Modify the container locally</text:p>
              </text:list-item>
              <text:list-item>
                <text:p>Publish and upload container to file proxy (/share/nas/team-name/)</text:p>
              </text:list-item>
              <text:list-item>
                <text:p>Make a reservation <text:s/>(experiments.colosseum.net)</text:p>
              </text:list-item>
              <text:list-item>
                <text:p>SSH into the reserved SRNs</text:p>
                <text:list>
                  <text:list-item>
                    <text:p>Verify hostnames/Ips via <text:span text:style-name="T1">cat etc</text:span>/<text:span text:style-name="T2">hosts</text:span> on SSH</text:p>
                  </text:list-item>
                </text:list>
              </text:list-item>
              <text:list-item>
                <text:p>Configure scenario via Massive Channel Emulator (M-CHEM)</text:p>
              </text:list-item>
              <text:list-item>
                <text:p>Run tests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tting Starte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nections</text:p>
                <text:list>
                  <text:list-item>
                    <text:p>Cisco Anyconnect: vpn.colosseum.net</text:p>
                    <text:list>
                      <text:list-item>
                        <text:p>Account request / creation by Northeastern. MUST attend YG or currently be conducting research via NSF grant</text:p>
                      </text:list-item>
                    </text:list>
                  </text:list-item>
                  <text:list-item>
                    <text:p>Remote access</text:p>
                    <text:list>
                      <text:list-item>
                        <text:p>Experimets.colosseum.net: reserve resource access</text:p>
                      </text:list-item>
                      <text:list-item>
                        <text:p>SSH / FTP-server: provide &amp; execute exper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on Comma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SH/SCP/Rsync: see config</text:p>
              </text:list-item>
              <text:list-item>
                <text:p>Rsync -vP -e ssh <text:a xlink:href="mailto:noraschimpf-yg@file-proxy" xlink:type="simple">noraschimpf-yg@file-proxy</text:a>:/share/nas/common/basefile <text:span text:style-name="T1">home</text:span>/nora/colosseum/myimages/</text:p>
              </text:list-item>
              <text:list-item>
                <text:p>Hash-check</text:p>
                <text:list>
                  <text:list-item>
                    <text:p>Shasum my_container.lxc</text:p>
                  </text:list-item>
                  <text:list-item>
                    <text:p>Execute on SSH and on local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ig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/etc/subuid, <text:span text:style-name="T3">/etc/subgid</text:span></text:p>
                <text:list>
                  <text:list-item>
                    <text:p><text:span text:style-name="T3">Lxd:100000:655356</text:span></text:p>
                  </text:list-item>
                  <text:list-item>
                    <text:p><text:span text:style-name="T3">Root:100000:655356</text:span></text:p>
                  </text:list-item>
                </text:list>
              </text:list-item>
              <text:list-item>
                <text:p><text:span text:style-name="T3">.ssh/confi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XC Contain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ort: lxc image import /<text:span text:style-name="T3">path/to/base-</text:span><text:span text:style-name="T3">image.tar.gz</text:span></text:p>
                <text:list>
                  <text:list-item>
                    <text:p><text:span text:style-name="T3">Verify: lxc image list</text:span></text:p>
                  </text:list-item>
                </text:list>
              </text:list-item>
              <text:list-item>
                <text:p><text:span text:style-name="T3">Launch: lxc launch </text:span><text:span text:style-name="T3">base-image.tar.gz</text:span></text:p>
                <text:list>
                  <text:list-item>
                    <text:p><text:span text:style-name="T3">Verify: lxc list</text:span></text:p>
                  </text:list-item>
                </text:list>
              </text:list-item>
              <text:list-item>
                <text:p><text:span text:style-name="T3">Enter the container: </text:span><text:span text:style-name="T3">lxc exec knowing-</text:span><text:span text:style-name="T3">earwig bash</text:span></text:p>
              </text:list-item>
              <text:list-item>
                <text:p><text:span text:style-name="T3">Modify the image</text:span></text:p>
              </text:list-item>
              <text:list-item>
                <text:p><text:span text:style-name="T3">Stop container: lxc </text:span><text:span text:style-name="T3">stop knowing-earwig</text:span></text:p>
                <text:list>
                  <text:list-item>
                    <text:p><text:span text:style-name="T3">Verify: lxc list</text:span></text:p>
                  </text:list-item>
                </text:list>
              </text:list-item>
              <text:list-item>
                <text:p><text:span text:style-name="T3">Publish changes: lxc </text:span><text:span text:style-name="T3">publish knowing-</text:span><text:span text:style-name="T3">earwig –alias new-</text:span><text:span text:style-name="T3">image-name</text:span></text:p>
                <text:list>
                  <text:list-item>
                    <text:p><text:span text:style-name="T3">Verify: lxc image list</text:span></text:p>
                  </text:list-item>
                </text:list>
              </text:list-item>
              <text:list-item>
                <text:p><text:span text:style-name="T3">Export: lxc image </text:span><text:span text:style-name="T3">export new-image-</text:span><text:span text:style-name="T3">name</text:span></text:p>
                <text:list>
                  <text:list-item>
                    <text:p><text:span text:style-name="T3">Verify: ls -l</text:span></text:p>
                  </text:list-item>
                </text:list>
              </text:list-item>
              <text:list-item>
                <text:p><text:span text:style-name="T3">Upload: rsync -vP -e </text:span><text:span text:style-name="T3">ssh </text:span><text:span text:style-name="T3">local/path/to/containe</text:span><text:span text:style-name="T3">r.tar.gz noraschimpf-</text:span><text:span text:style-name="T3">yg@file-proxy:/share/</text:span><text:span text:style-name="T3">nas/the-winning-</text:span><text:span text:style-name="T3">team/images/</text:span></text:p>
              </text:list-item>
            </text:list>
          </draw:text-box>
        </draw:frame>
        <draw:frame draw:style-name="gr2" draw:text-style-name="P2" draw:layer="layout" svg:width="24.765cm" svg:height="2.384cm" svg:x="1.905cm" svg:y="13.335cm">
          <draw:text-box>
            <text:p>“knowing-earwig”: replace with name generated on <text:span text:style-name="T1">lxc launch base-image.tar.g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ning a contain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erve via experiments.colosseum.net</text:p>
              </text:list-item>
              <text:list-item>
                <text:p>SSH into each reserved node</text:p>
              </text:list-item>
              <text:list-item>
                <text:p>Start an RF scenario <text:span text:style-name="T2">colosseumcli rf start </text:span><text:span text:style-name="T2">1009 -c</text:span></text:p>
                <text:list>
                  <text:list-item>
                    <text:p><text:span text:style-name="T3">Use channel emulator </text:span><text:span text:style-name="T3">for </text:span><text:span text:style-name="T3"><text:a xlink:href="https://colosseumneu.freshdesk.com/en/support/solution/articles/61000276224-scenarios-summary-list" xlink:type="simple">scenario 1009</text:a></text:span></text:p>
                  </text:list-item>
                  <text:list-item>
                    <text:p><text:span text:style-name="T3">Verify: </text:span><text:span text:style-name="T2">colosseumcli rf </text:span><text:span text:style-name="T2">info</text:span></text:p>
                  </text:list-item>
                </text:list>
              </text:list-item>
              <text:list-item>
                <text:p><text:span text:style-name="T3">Both terms: </text:span></text:p>
                <text:list>
                  <text:list-item>
                    <text:p><text:span text:style-name="T2">cd ~/utils</text:span><text:span text:style-name="T3"> and execute </text:span><text:span text:style-name="T3">tx/rx shell scripts</text:span></text:p>
                  </text:list-item>
                  <text:list-item>
                    <text:p><text:span text:style-name="T3">Setup tap interface</text:span><text:span text:style-name="T2">: </text:span><text:span text:style-name="T2">~/interactive-scripts</text:span><text:span text:style-name="T3">/</text:span><text:span text:style-name="T2">ta</text:span><text:span text:style-name="T2">p_setup.sh</text:span><text:span text:style-name="T3"> </text:span></text:p>
                  </text:list-item>
                  <text:list-item>
                    <text:p><text:span text:style-name="T3">Route setup: </text:span><text:span text:style-name="T2">~/interactive-scripts/ro</text:span><text:span text:style-name="T2">ute_setup.sh &lt;SRN ID </text:span><text:span text:style-name="T2">of other node&gt;</text:span></text:p>
                  </text:list-item>
                  <text:list-item>
                    <text:p><text:span text:style-name="T3">Start modem</text:span><text:span text:style-name="T2">: </text:span><text:span text:style-name="T2">~/interactive_scripts/m</text:span><text:span text:style-name="T2">odem_start.sh</text:span></text:p>
                  </text:list-item>
                </text:list>
              </text:list-item>
              <text:list-item>
                <text:p><text:span text:style-name="T3">Two Separate </text:span><text:span text:style-name="T3">terminals</text:span></text:p>
                <text:list>
                  <text:list-item>
                    <text:p><text:span text:style-name="T3">SSH into same SRNs</text:span></text:p>
                  </text:list-item>
                  <text:list-item>
                    <text:p><text:span text:style-name="T3">Ping 192.168.&lt;other </text:span><text:span text:style-name="T3">SRN#&gt;.1</text:span></text:p>
                  </text:list-item>
                </text:list>
              </text:list-item>
              <text:list-item>
                <text:p><text:span text:style-name="T3">From one term: start </text:span><text:span text:style-name="T3">traffice scenario: </text:span><text:span text:style-name="T2">colosseumcli tg start </text:span><text:span text:style-name="T2">10090</text:span></text:p>
                <text:list>
                  <text:list-item>
                    <text:p><text:span text:style-name="T3">Info: </text:span><text:span text:style-name="T2">colosseumcli tg </text:span><text:span text:style-name="T2">info</text:span></text:p>
                  </text:list-item>
                </text:list>
              </text:list-item>
              <text:list-item>
                <text:p><text:span text:style-name="T3">Monitor on tr0 </text:span><text:span text:style-name="T3">interface: </text:span><text:span text:style-name="T2">tcpdum -i </text:span><text:span text:style-name="T2">tr0</text:span></text:p>
              </text:list-item>
              <text:list-item>
                <text:p><text:span text:style-name="T2">End/exits</text:span></text:p>
                <text:list>
                  <text:list-item>
                    <text:p><text:span text:style-name="T2">Modem, TCPDump: </text:span><text:span text:style-name="T2">ctrl+c</text:span></text:p>
                  </text:list-item>
                  <text:list-item>
                    <text:p><text:span text:style-name="T2">Traffic &amp; RF </text:span><text:span text:style-name="T2">Scenarios: </text:span><text:span text:style-name="T2">colosseumcli tg </text:span><text:span text:style-name="T2">stopcolosseumcli rf </text:span><text:span text:style-name="T2">stop</text:span></text:p>
                  </text:list-item>
                  <text:list-item>
                    <text:p><text:span text:style-name="T2">ex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layer="layout" svg:width="25.199cm" svg:height="2.629cm" svg:x="1.4cm" svg:y="0.628cm" presentation:class="title">
          <draw:text-box>
            <text:p>RF &amp; Traffic Scenario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8:03.739065435</meta:creation-date>
    <dc:date>2022-06-07T11:37:02.148784206</dc:date>
    <meta:editing-duration>PT1H20M3S</meta:editing-duration>
    <meta:editing-cycles>4</meta:editing-cycles>
    <meta:generator>LibreOffice/7.3.3.2$Linux_X86_64 LibreOffice_project/30$Build-2</meta:generator>
    <meta:document-statistic meta:object-count="61"/>
  </office:meta>
</office:document-meta>
</file>